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29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<office:annotation><dc:creator>&lt;анонимный&gt;</dc:creator><dc:date>2017-11-29T11:15:34</dc:date><text:p text:style-name="P2"><text:span text:style-name="T1">Ann 3</text:span></text:p></office:annotation> Василий Курагин (петербургский придворный) и три княжны — все они дальние родственники <office:annotation><dc:creator>&lt;анонимный&gt;</dc:creator><dc:date>2017-11-29T11:15:43</dc:date><text:p text:style-name="P2"><text:span text:style-name="T1">Ann 4</text:span></text:p></office:annotation>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12</meta:editing-cycles>
    <meta:generator>LibreOffice/5.1.1.3$Windows_X86_64 LibreOffice_project/89f508ef3ecebd2cfb8e1def0f0ba9a803b88a6d</meta:generator>
    <dc:date>2017-11-29T11:24:07.798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